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" style:parent-style-name="p1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" style:parent-style-name="Обычный" style:family="paragraph">
      <style:paragraph-properties style:vertical-align="auto" fo:margin-top="0.3333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1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3" style:parent-style-name="Заголовок2" style:family="paragraph">
      <style:paragraph-properties fo:margin-top="0.3333in" fo:margin-bottom="0.1666in"/>
    </style:style>
    <style:style style:name="T14" style:parent-style-name="apple-converted-space" style:family="text">
      <style:text-properties fo:color="#000000" fo:font-size="14pt" style:font-size-asian="14pt" style:font-size-complex="14pt"/>
    </style:style>
    <style:style style:name="T15" style:parent-style-name="Основнойшрифтабзаца" style:family="text">
      <style:text-properties fo:color="#000000" fo:font-size="14pt" style:font-size-asian="14pt" style:font-size-complex="14pt"/>
    </style:style>
    <style:style style:name="P1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8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0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21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6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2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8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1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3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6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37" style:parent-style-name="Заголовок2" style:family="paragraph">
      <style:paragraph-properties fo:margin-top="0.3333in" fo:margin-bottom="0.1666in"/>
      <style:text-properties fo:font-weight="normal" style:font-weight-asian="normal" style:font-weight-complex="normal" fo:color="#000000" fo:font-size="14pt" style:font-size-asian="14pt" style:font-size-complex="14pt"/>
    </style:style>
    <style:style style:name="P38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3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1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5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4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4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4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5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1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2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2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4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4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5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3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3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4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4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3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3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6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7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7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7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2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2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3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3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4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44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45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6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8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8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49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0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50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1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2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52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3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4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54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5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6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56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7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8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8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0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0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0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0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1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61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6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6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1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6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62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62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29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63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63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3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3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5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4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7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8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9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9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P69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0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70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70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71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7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3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3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6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7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9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0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1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1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2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2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2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3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4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5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5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6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0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8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2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9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1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3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4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4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6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6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6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6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8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8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9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0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1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12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01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01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2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4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5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7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9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6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2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2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2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2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2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4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3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3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4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4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1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15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5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5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1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5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6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16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6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6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6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1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6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7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17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7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7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7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1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7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8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18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8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9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9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9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9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0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0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1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1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1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2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2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3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3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4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4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4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5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4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6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6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6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7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6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7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2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8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9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9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0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3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0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3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0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305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30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3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0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1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3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1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1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3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1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1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3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2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3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2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323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32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3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2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2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3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1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4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4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34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3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3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3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3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5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35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6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3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6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3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6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366" style:parent-style-name="Standard" style:family="paragraph">
      <style:text-properties fo:font-size="16pt" style:font-size-asian="16pt" style:font-size-complex="16pt"/>
    </style:style>
    <style:style style:name="T136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6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6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7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7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72" style:parent-style-name="Основнойшрифтабзаца" style:family="text">
      <style:text-properties fo:font-size="14pt" style:font-size-asian="14pt" style:font-size-complex="14pt"/>
    </style:style>
    <style:style style:name="P13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74" style:parent-style-name="Основнойшрифтабзаца" style:family="text">
      <style:text-properties fo:font-size="14pt" style:font-size-asian="14pt" style:font-size-complex="14pt"/>
    </style:style>
    <style:style style:name="T13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6" style:parent-style-name="Основнойшрифтабзаца" style:family="text">
      <style:text-properties fo:font-size="14pt" style:font-size-asian="14pt" style:font-size-complex="14pt"/>
    </style:style>
    <style:style style:name="T1377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ФИО: Ганиева Милана Ринатовна</text:p>
      <text:p text:style-name="P2">Группа: СКБ251</text:p>
      <text:p text:style-name="P3">Подгруппа: 1</text:p>
      <text:p text:style-name="P4"/>
      <text:p text:style-name="Standard"><text:span text:style-name="T5">1. Задание:</text:span></text:p>
      <text:list text:style-name="LFO1" text:continue-numbering="true">
        <text:list-item>
          <text:p text:style-name="P6">Создать программу, в которой пользователь может вести учёт прочитанных книг.</text:p>
        </text:list-item>
      </text:list>
      <text:p text:style-name="P7"/>
      <text:p text:style-name="P8">2. Описание алгоритма:</text:p>
      <text:h text:style-name="P9" text:outline-level="2">Функция loadBooks() - Загрузка книг из файла</text:h>
      <text:list text:style-name="LFO2" text:continue-numbering="true">
        <text:list-item>
          <text:p text:style-name="P10">Открывает файл для чтения</text:p>
        </text:list-item>
        <text:list-item>
          <text:p text:style-name="P11">Если файла нет - сообщает об этом</text:p>
        </text:list-item>
        <text:list-item>
          <text:p text:style-name="P12">Если файл есть - очищает его</text:p>
        </text:list-item>
      </text:list>
      <text:h text:style-name="P13" text:outline-level="2"><text:span text:style-name="T14"> </text:span><text:span text:style-name="T15">Функция saveBookToFile() - Сохранение книги в файл</text:span></text:h>
      <text:list text:style-name="LFO2" text:continue-numbering="true">
        <text:list-item>
          <text:p text:style-name="P16">Проверяет, что данные книги корректны</text:p>
        </text:list-item>
        <text:list-item>
          <text:p text:style-name="P17">Открывает файл в режиме добавления</text:p>
        </text:list-item>
        <text:list-item>
          <text:p text:style-name="P18">Записывает информацию о книге в одну строку</text:p>
        </text:list-item>
        <text:list-item>
          <text:p text:style-name="P19">Закрывает файл</text:p>
        </text:list-item>
      </text:list>
      <text:h text:style-name="P20" text:outline-level="2">Функция addBook() - Добавление новой книги</text:h>
      <text:list text:style-name="LFO3" text:continue-numbering="true">
        <text:list-item>
          <text:p text:style-name="P21">Проверяет, есть ли место в списке</text:p>
        </text:list-item>
        <text:list-item>
          <text:p text:style-name="P22">Создает новую "анкету" для книги</text:p>
        </text:list-item>
        <text:list-item>
          <text:p text:style-name="P23">Спрашивает у пользователя все данные (название, автор, год, оценка)</text:p>
        </text:list-item>
        <text:list-item>
          <text:p text:style-name="P24">Сохраняет анкету в общий список</text:p>
        </text:list-item>
        <text:list-item>
          <text:p text:style-name="P25">Записывает книгу в файл для сохранения между запусками программы</text:p>
        </text:list-item>
      </text:list>
      <text:h text:style-name="P26" text:outline-level="2">Функция showAllBooks() - Показать все книги</text:h>
      <text:list text:style-name="LFO4" text:continue-numbering="true">
        <text:list-item>
          <text:p text:style-name="P27">Проверяет, есть ли книги в списке</text:p>
        </text:list-item>
        <text:list-item>
          <text:p text:style-name="P28">Создает таблицу с заголовками</text:p>
        </text:list-item>
        <text:list-item>
          <text:p text:style-name="P29">Проходит по всем книгам одну за другой</text:p>
        </text:list-item>
        <text:list-item>
          <text:p text:style-name="P30">Выводит информацию о каждой книге в свою строку таблицы</text:p>
        </text:list-item>
      </text:list>
      <text:h text:style-name="P31" text:outline-level="2">Функция showStats() – Статистика</text:h>
      <text:list text:style-name="LFO5" text:continue-numbering="true">
        <text:list-item>
          <text:p text:style-name="P32">Проверяет, есть ли книги для анализа</text:p>
        </text:list-item>
        <text:list-item>
          <text:p text:style-name="P33">Считает общую сумму всех оценок (складывает все оценки вместе)</text:p>
        </text:list-item>
        <text:list-item>
          <text:p text:style-name="P34">Ищет книгу с самой высокой оценкой (запоминает какая книга лучшая)</text:p>
        </text:list-item>
        <text:list-item>
          <text:p text:style-name="P35">Вычисляет среднюю оценку (общая сумма оценок ÷ количество книг)</text:p>
        </text:list-item>
      </text:list>
      <text:h text:style-name="P36" text:outline-level="2">Функция showMenu() - Меню программы</text:h>
      <text:list text:style-name="LFO6" text:continue-numbering="true">
        <text:list-item>
          <text:p text:style-name="P37">Вывод вариантов меню</text:p>
        </text:list-item>
      </text:list>
      <text:h text:style-name="P38" text:outline-level="2">Функция main() - Главная функция</text:h>
      <text:list text:style-name="LFO7" text:continue-numbering="true">
        <text:list-item>
          <text:p text:style-name="P39">Подготавливает программу к работе (обнуляет счетчики)</text:p>
        </text:list-item>
        <text:list-item>
          <text:p text:style-name="P40">Показывает пользователю меню с вариантами действий</text:p>
        </text:list-item>
        <text:list-item>
          <text:p text:style-name="P41">Ждет, пока пользователь выберет что сделать</text:p>
        </text:list-item>
        <text:list-item>
          <text:p text:style-name="P42">Выполняет выбранную команду (добавить/показать/статистика/выход)</text:p>
        </text:list-item>
        <text:list-item>
          <text:p text:style-name="P43">Работает по кругу, пока пользователь не выберет "Выход"</text:p>
        </text:list-item>
        <text:list-item>
          <text:p text:style-name="P44">Обрабатывает ошибки если пользователь ввел что-то не то</text:p>
        </text:list-item>
      </text:list>
      <text:p text:style-name="P45"/>
      <text:p text:style-name="Standard"><text:span text:style-name="T46">3.<text:s/></text:span><text:span text:style-name="T47">Код</text:span><text:span text:style-name="T48">:</text:span></text:p>
      <text:p text:style-name="P49"><text:span text:style-name="T50">#include</text:span><text:span text:style-name="T51"><text:s/></text:span><text:span text:style-name="T52">&lt;iostream&gt;</text:span><text:span text:style-name="T53"><text:s/></text:span></text:p>
      <text:p text:style-name="P54"><text:span text:style-name="T55">#include</text:span><text:span text:style-name="T56"><text:s/></text:span><text:span text:style-name="T57">&lt;fstream&gt;</text:span><text:span text:style-name="T58"><text:s text:c="2"/></text:span></text:p>
      <text:p text:style-name="P59"><text:span text:style-name="T60">#include</text:span><text:span text:style-name="T61"><text:s/></text:span><text:span text:style-name="T62">&lt;cstring&gt;</text:span><text:span text:style-name="T63"><text:s text:c="2"/></text:span></text:p>
      <text:p text:style-name="P64"><text:span text:style-name="T65">#include</text:span><text:span text:style-name="T66"><text:s/></text:span><text:span text:style-name="T67">&lt;iomanip&gt;</text:span><text:span text:style-name="T68"><text:s text:c="2"/></text:span></text:p>
      <text:p text:style-name="P69"/>
      <text:p text:style-name="P70"><text:span text:style-name="T71">using</text:span><text:span text:style-name="T72"><text:s/></text:span><text:span text:style-name="T73">namespace</text:span><text:span text:style-name="T74"><text:s/></text:span><text:span text:style-name="T75">std</text:span><text:span text:style-name="T76">;<text:s/></text:span></text:p>
      <text:p text:style-name="P77"/>
      <text:p text:style-name="P78"><text:span text:style-name="T79">const</text:span><text:span text:style-name="T80"><text:s/></text:span><text:span text:style-name="T81">int</text:span><text:span text:style-name="T82"><text:s/></text:span><text:span text:style-name="T83">MAX_BOOKS</text:span><text:span text:style-name="T84"><text:s/></text:span><text:span text:style-name="T85">=</text:span><text:span text:style-name="T86"><text:s/></text:span><text:span text:style-name="T87">1000</text:span><text:span text:style-name="T88">;<text:s/></text:span></text:p>
      <text:p text:style-name="P89"/>
      <text:p text:style-name="P90"><text:span text:style-name="T91">struct</text:span><text:span text:style-name="T92"><text:s/></text:span><text:span text:style-name="T93">Book</text:span></text:p>
      <text:p text:style-name="P94">{</text:p>
      <text:p text:style-name="P95"><text:span text:style-name="T96"><text:s text:c="4"/></text:span><text:span text:style-name="T97">char</text:span><text:span text:style-name="T98"><text:s/></text:span><text:span text:style-name="T99">title</text:span><text:span text:style-name="T100">[</text:span><text:span text:style-name="T101">101</text:span><text:span text:style-name="T102">]<text:s/></text:span><text:span text:style-name="T103">=</text:span><text:span text:style-name="T104"><text:s/></text:span><text:span text:style-name="T105">""</text:span><text:span text:style-name="T106">; <text:s text:c="3"/></text:span></text:p>
      <text:p text:style-name="P107"><text:span text:style-name="T108"><text:s text:c="4"/></text:span><text:span text:style-name="T109">char</text:span><text:span text:style-name="T110"><text:s/></text:span><text:span text:style-name="T111">author</text:span><text:span text:style-name="T112">[</text:span><text:span text:style-name="T113">51</text:span><text:span text:style-name="T114">]<text:s/></text:span><text:span text:style-name="T115">=</text:span><text:span text:style-name="T116"><text:s/></text:span><text:span text:style-name="T117">""</text:span><text:span text:style-name="T118">; <text:s text:c="4"/></text:span></text:p>
      <text:p text:style-name="P119"><text:span text:style-name="T120"><text:s text:c="4"/></text:span><text:span text:style-name="T121">int</text:span><text:span text:style-name="T122"><text:s/></text:span><text:span text:style-name="T123">year</text:span><text:span text:style-name="T124"><text:s/></text:span><text:span text:style-name="T125">=</text:span><text:span text:style-name="T126"><text:s/></text:span><text:span text:style-name="T127">0</text:span><text:span text:style-name="T128">; <text:s text:c="10"/></text:span></text:p>
      <text:p text:style-name="P129"><text:span text:style-name="T130"><text:s text:c="4"/></text:span><text:span text:style-name="T131">float</text:span><text:span text:style-name="T132"><text:s/></text:span><text:span text:style-name="T133">rating</text:span><text:span text:style-name="T134"><text:s/></text:span><text:span text:style-name="T135">=</text:span><text:span text:style-name="T136"><text:s/></text:span><text:span text:style-name="T137">0.0f</text:span><text:span text:style-name="T138">; <text:s text:c="3"/></text:span></text:p>
      <text:p text:style-name="P139">};</text:p>
      <text:p text:style-name="P140"/>
      <text:p text:style-name="P141"><text:span text:style-name="T142">Book</text:span><text:span text:style-name="T143"><text:s/></text:span><text:span text:style-name="T144">books</text:span><text:span text:style-name="T145">[</text:span><text:span text:style-name="T146">MAX_BOOKS</text:span><text:span text:style-name="T147">];</text:span></text:p>
      <text:p text:style-name="P148"><text:span text:style-name="T149">int</text:span><text:span text:style-name="T150"><text:s/></text:span><text:span text:style-name="T151">bookCount</text:span><text:span text:style-name="T152"><text:s/></text:span><text:span text:style-name="T153">=</text:span><text:span text:style-name="T154"><text:s/></text:span><text:span text:style-name="T155">0</text:span><text:span text:style-name="T156">;<text:s/></text:span></text:p>
      <text:p text:style-name="P157"/>
      <text:p text:style-name="P158"><text:span text:style-name="T159">void</text:span><text:span text:style-name="T160"><text:s/></text:span><text:span text:style-name="T161">loadBooks</text:span><text:span text:style-name="T162">(</text:span><text:span text:style-name="T163">const</text:span><text:span text:style-name="T164"><text:s/></text:span><text:span text:style-name="T165">char</text:span><text:span text:style-name="T166"><text:s/></text:span><text:span text:style-name="T167">*</text:span><text:span text:style-name="T168">filename</text:span><text:span text:style-name="T169">)</text:span></text:p>
      <text:p text:style-name="P170">{</text:p>
      <text:p text:style-name="P171"><text:span text:style-name="T172"><text:s text:c="4"/></text:span><text:span text:style-name="T173">ifstream</text:span><text:span text:style-name="T174"><text:s/></text:span><text:span text:style-name="T175">fin</text:span><text:span text:style-name="T176">(</text:span><text:span text:style-name="T177">filename</text:span><text:span text:style-name="T178">);<text:s/></text:span></text:p>
      <text:p text:style-name="P179"/>
      <text:p text:style-name="P180"><text:span text:style-name="T181"><text:s text:c="4"/></text:span><text:span text:style-name="T182">if</text:span><text:span text:style-name="T183"><text:s/>(</text:span><text:span text:style-name="T184">!</text:span><text:span text:style-name="T185">fin</text:span><text:span text:style-name="T186">){</text:span></text:p>
      <text:p text:style-name="P187"><text:span text:style-name="T188"><text:s text:c="8"/></text:span><text:span text:style-name="T189">cout</text:span><text:span text:style-name="T190"><text:s/></text:span><text:span text:style-name="T191">&lt;&lt;</text:span><text:span text:style-name="T192"><text:s/></text:span><text:span text:style-name="T193">"Файл не найден, будет создан новый."</text:span><text:span text:style-name="T194"><text:s/></text:span><text:span text:style-name="T195">&lt;&lt;</text:span><text:span text:style-name="T196"><text:s/></text:span><text:span text:style-name="T197">endl</text:span><text:span text:style-name="T198">;</text:span></text:p>
      <text:p text:style-name="P199"><text:span text:style-name="T200"><text:s text:c="8"/></text:span><text:span text:style-name="T201">return</text:span><text:span text:style-name="T202">;</text:span></text:p>
      <text:p text:style-name="P203"><text:s text:c="4"/>}</text:p>
      <text:p text:style-name="P204"/>
      <text:p text:style-name="P205"><text:span text:style-name="T206"><text:s text:c="4"/></text:span><text:span text:style-name="T207">bookCount</text:span><text:span text:style-name="T208"><text:s/></text:span><text:span text:style-name="T209">=</text:span><text:span text:style-name="T210"><text:s/></text:span><text:span text:style-name="T211">0</text:span><text:span text:style-name="T212">;<text:s/></text:span></text:p>
      <text:p text:style-name="P213"/>
      <text:p text:style-name="P214"><text:span text:style-name="T215"><text:s text:c="4"/></text:span><text:span text:style-name="T216">cout</text:span><text:span text:style-name="T217"><text:s/></text:span><text:span text:style-name="T218">&lt;&lt;</text:span><text:span text:style-name="T219"><text:s/></text:span><text:span text:style-name="T220">endl</text:span><text:span text:style-name="T221">;</text:span></text:p>
      <text:p text:style-name="P222"><text:span text:style-name="T223"><text:s text:c="4"/></text:span><text:span text:style-name="T224">fin</text:span><text:span text:style-name="T225">.</text:span><text:span text:style-name="T226">close</text:span><text:span text:style-name="T227">();</text:span></text:p>
      <text:soft-page-break/>
      <text:p text:style-name="P228"><text:s text:c="4"/></text:p>
      <text:p text:style-name="P229"><text:span text:style-name="T230"><text:s text:c="4"/></text:span><text:span text:style-name="T231">ofstream</text:span><text:span text:style-name="T232"><text:s/></text:span><text:span text:style-name="T233">fout</text:span><text:span text:style-name="T234">(</text:span><text:span text:style-name="T235">filename</text:span><text:span text:style-name="T236">,<text:s/></text:span><text:span text:style-name="T237">ios</text:span><text:span text:style-name="T238">::</text:span><text:span text:style-name="T239">trunc</text:span><text:span text:style-name="T240">);</text:span></text:p>
      <text:p text:style-name="P241"><text:span text:style-name="T242"><text:s text:c="4"/></text:span><text:span text:style-name="T243">if</text:span><text:span text:style-name="T244"><text:s/>(</text:span><text:span text:style-name="T245">fout</text:span><text:span text:style-name="T246">) {</text:span></text:p>
      <text:p text:style-name="P247"><text:span text:style-name="T248"><text:s text:c="8"/></text:span><text:span text:style-name="T249">fout</text:span><text:span text:style-name="T250">.</text:span><text:span text:style-name="T251">close</text:span><text:span text:style-name="T252">();</text:span></text:p>
      <text:p text:style-name="P253"><text:s text:c="4"/>}</text:p>
      <text:p text:style-name="P254">}</text:p>
      <text:p text:style-name="P255"/>
      <text:p text:style-name="P256"><text:span text:style-name="T257">void</text:span><text:span text:style-name="T258"><text:s/></text:span><text:span text:style-name="T259">saveBookToFile</text:span><text:span text:style-name="T260">(</text:span><text:span text:style-name="T261">const</text:span><text:span text:style-name="T262"><text:s/></text:span><text:span text:style-name="T263">char</text:span><text:span text:style-name="T264"><text:s/></text:span><text:span text:style-name="T265">*</text:span><text:span text:style-name="T266">filename</text:span><text:span text:style-name="T267">,<text:s/></text:span><text:span text:style-name="T268">Book</text:span><text:span text:style-name="T269"><text:s/></text:span><text:span text:style-name="T270">b</text:span><text:span text:style-name="T271">)</text:span></text:p>
      <text:p text:style-name="P272">{</text:p>
      <text:p text:style-name="P273"><text:span text:style-name="T274"><text:s text:c="4"/></text:span><text:span text:style-name="T275">if</text:span><text:span text:style-name="T276"><text:s/>(</text:span><text:span text:style-name="T277">strlen</text:span><text:span text:style-name="T278">(</text:span><text:span text:style-name="T279">b</text:span><text:span text:style-name="T280">.</text:span><text:span text:style-name="T281">title</text:span><text:span text:style-name="T282">)<text:s/></text:span><text:span text:style-name="T283">==</text:span><text:span text:style-name="T284"><text:s/></text:span><text:span text:style-name="T285">0</text:span><text:span text:style-name="T286"><text:s/></text:span><text:span text:style-name="T287">||</text:span><text:span text:style-name="T288"><text:s/></text:span><text:span text:style-name="T289">strlen</text:span><text:span text:style-name="T290">(</text:span><text:span text:style-name="T291">b</text:span><text:span text:style-name="T292">.</text:span><text:span text:style-name="T293">author</text:span><text:span text:style-name="T294">)<text:s/></text:span><text:span text:style-name="T295">==</text:span><text:span text:style-name="T296"><text:s/></text:span><text:span text:style-name="T297">0</text:span><text:span text:style-name="T298"><text:s/></text:span><text:span text:style-name="T299">||</text:span><text:span text:style-name="T300"><text:s/></text:span><text:span text:style-name="T301">b</text:span><text:span text:style-name="T302">.</text:span><text:span text:style-name="T303">year</text:span><text:span text:style-name="T304"><text:s/></text:span><text:span text:style-name="T305">&lt;</text:span><text:span text:style-name="T306"><text:s/></text:span><text:span text:style-name="T307">0</text:span><text:span text:style-name="T308"><text:s/></text:span><text:span text:style-name="T309">||</text:span><text:span text:style-name="T310"><text:s/></text:span><text:span text:style-name="T311">b</text:span><text:span text:style-name="T312">.</text:span><text:span text:style-name="T313">rating</text:span><text:span text:style-name="T314"><text:s/></text:span><text:span text:style-name="T315">&lt;</text:span><text:span text:style-name="T316"><text:s/></text:span><text:span text:style-name="T317">0</text:span><text:span text:style-name="T318">) {</text:span></text:p>
      <text:p text:style-name="P319"><text:span text:style-name="T320"><text:s text:c="8"/></text:span><text:span text:style-name="T321">cout</text:span><text:span text:style-name="T322"><text:s/></text:span><text:span text:style-name="T323">&lt;&lt;</text:span><text:span text:style-name="T324"><text:s/></text:span><text:span text:style-name="T325">"Ошибка: некорректные данные книги!"</text:span><text:span text:style-name="T326"><text:s/></text:span><text:span text:style-name="T327">&lt;&lt;</text:span><text:span text:style-name="T328"><text:s/></text:span><text:span text:style-name="T329">endl</text:span><text:span text:style-name="T330">;</text:span></text:p>
      <text:p text:style-name="P331"><text:span text:style-name="T332"><text:s text:c="8"/></text:span><text:span text:style-name="T333">return</text:span><text:span text:style-name="T334">;</text:span></text:p>
      <text:p text:style-name="P335"><text:s text:c="4"/>}</text:p>
      <text:p text:style-name="P336"><text:span text:style-name="T337"><text:s text:c="4"/></text:span><text:span text:style-name="T338">ofstream</text:span><text:span text:style-name="T339"><text:s/></text:span><text:span text:style-name="T340">fout</text:span><text:span text:style-name="T341">(</text:span><text:span text:style-name="T342">filename</text:span><text:span text:style-name="T343">,<text:s/></text:span><text:span text:style-name="T344">ios</text:span><text:span text:style-name="T345">::</text:span><text:span text:style-name="T346">app</text:span><text:span text:style-name="T347">);<text:s/></text:span></text:p>
      <text:p text:style-name="P348"/>
      <text:p text:style-name="P349"><text:span text:style-name="T350"><text:s text:c="4"/></text:span><text:span text:style-name="T351">if</text:span><text:span text:style-name="T352"><text:s/>(</text:span><text:span text:style-name="T353">!</text:span><text:span text:style-name="T354">fout</text:span><text:span text:style-name="T355">)</text:span></text:p>
      <text:p text:style-name="P356"><text:s text:c="4"/>{</text:p>
      <text:p text:style-name="P357"><text:span text:style-name="T358"><text:s text:c="8"/></text:span><text:span text:style-name="T359">cout</text:span><text:span text:style-name="T360"><text:s/></text:span><text:span text:style-name="T361">&lt;&lt;</text:span><text:span text:style-name="T362"><text:s/></text:span><text:span text:style-name="T363">"Ошибка при сохранении файла!"</text:span><text:span text:style-name="T364"><text:s/></text:span><text:span text:style-name="T365">&lt;&lt;</text:span><text:span text:style-name="T366"><text:s/></text:span><text:span text:style-name="T367">endl</text:span><text:span text:style-name="T368">;</text:span></text:p>
      <text:p text:style-name="P369"><text:span text:style-name="T370"><text:s text:c="8"/></text:span><text:span text:style-name="T371">return</text:span><text:span text:style-name="T372">;</text:span></text:p>
      <text:p text:style-name="P373"><text:s text:c="4"/>}</text:p>
      <text:p text:style-name="P374"/>
      <text:p text:style-name="P375"><text:span text:style-name="T376"><text:s text:c="4"/></text:span><text:span text:style-name="T377">fout</text:span><text:span text:style-name="T378"><text:s/></text:span><text:span text:style-name="T379">&lt;&lt;</text:span><text:span text:style-name="T380"><text:s/></text:span><text:span text:style-name="T381">b</text:span><text:span text:style-name="T382">.</text:span><text:span text:style-name="T383">title</text:span><text:span text:style-name="T384"><text:s/></text:span><text:span text:style-name="T385">&lt;&lt;</text:span><text:span text:style-name="T386"><text:s/></text:span><text:span text:style-name="T387">" "</text:span><text:span text:style-name="T388"><text:s/></text:span><text:span text:style-name="T389">&lt;&lt;</text:span><text:span text:style-name="T390"><text:s/></text:span><text:span text:style-name="T391">b</text:span><text:span text:style-name="T392">.</text:span><text:span text:style-name="T393">author</text:span><text:span text:style-name="T394"><text:s/></text:span><text:span text:style-name="T395">&lt;&lt;</text:span><text:span text:style-name="T396"><text:s/></text:span><text:span text:style-name="T397">" "</text:span><text:span text:style-name="T398"><text:s/></text:span><text:span text:style-name="T399">&lt;&lt;</text:span><text:span text:style-name="T400"><text:s/></text:span><text:span text:style-name="T401">b</text:span><text:span text:style-name="T402">.</text:span><text:span text:style-name="T403">year</text:span><text:span text:style-name="T404"><text:s/></text:span><text:span text:style-name="T405">&lt;&lt;</text:span><text:span text:style-name="T406"><text:s/></text:span><text:span text:style-name="T407">" "</text:span><text:span text:style-name="T408"><text:s/></text:span><text:span text:style-name="T409">&lt;&lt;</text:span><text:span text:style-name="T410"><text:s/></text:span><text:span text:style-name="T411">b</text:span><text:span text:style-name="T412">.</text:span><text:span text:style-name="T413">rating</text:span><text:span text:style-name="T414"><text:s/></text:span><text:span text:style-name="T415">&lt;&lt;</text:span><text:span text:style-name="T416"><text:s/></text:span><text:span text:style-name="T417">endl</text:span><text:span text:style-name="T418">;</text:span></text:p>
      <text:p text:style-name="P419"/>
      <text:p text:style-name="P420"><text:span text:style-name="T421"><text:s text:c="4"/></text:span><text:span text:style-name="T422">fout</text:span><text:span text:style-name="T423">.</text:span><text:span text:style-name="T424">close</text:span><text:span text:style-name="T425">();<text:s/></text:span></text:p>
      <text:p text:style-name="P426">}</text:p>
      <text:p text:style-name="P427"/>
      <text:p text:style-name="P428"><text:span text:style-name="T429">void</text:span><text:span text:style-name="T430"><text:s/></text:span><text:span text:style-name="T431">addBook</text:span><text:span text:style-name="T432">()</text:span></text:p>
      <text:p text:style-name="P433">{</text:p>
      <text:p text:style-name="P434"><text:span text:style-name="T435"><text:s text:c="4"/></text:span><text:span text:style-name="T436">if</text:span><text:span text:style-name="T437"><text:s/>(</text:span><text:span text:style-name="T438">bookCount</text:span><text:span text:style-name="T439"><text:s/></text:span><text:span text:style-name="T440">&gt;=</text:span><text:span text:style-name="T441"><text:s/></text:span><text:span text:style-name="T442">MAX_BOOKS</text:span><text:span text:style-name="T443">)</text:span></text:p>
      <text:p text:style-name="P444"><text:span text:style-name="T445"><text:s text:c="4"/></text:span><text:span text:style-name="T446">{</text:span></text:p>
      <text:p text:style-name="P447"><text:span text:style-name="T448"><text:s text:c="8"/></text:span><text:span text:style-name="T449">cout</text:span><text:span text:style-name="T450"><text:s/></text:span><text:span text:style-name="T451">&lt;&lt;</text:span><text:span text:style-name="T452"><text:s/></text:span><text:span text:style-name="T453">"Превышен лимит книг!"</text:span><text:span text:style-name="T454"><text:s/></text:span><text:span text:style-name="T455">&lt;&lt;</text:span><text:span text:style-name="T456"><text:s/></text:span><text:span text:style-name="T457">endl</text:span><text:span text:style-name="T458">;</text:span></text:p>
      <text:p text:style-name="P459"><text:span text:style-name="T460"><text:s text:c="8"/></text:span><text:span text:style-name="T461">return</text:span><text:span text:style-name="T462">;</text:span></text:p>
      <text:p text:style-name="P463"><text:s text:c="4"/>}</text:p>
      <text:p text:style-name="P464"/>
      <text:p text:style-name="P465"><text:span text:style-name="T466"><text:s text:c="4"/></text:span><text:span text:style-name="T467">Book</text:span><text:span text:style-name="T468"><text:s/></text:span><text:span text:style-name="T469">b</text:span><text:span text:style-name="T470">;<text:s/></text:span></text:p>
      <text:p text:style-name="P471"/>
      <text:p text:style-name="P472"><text:span text:style-name="T473"><text:s text:c="4"/></text:span><text:span text:style-name="T474">cin</text:span><text:span text:style-name="T475">.</text:span><text:span text:style-name="T476">ignore</text:span><text:span text:style-name="T477">(</text:span><text:span text:style-name="T478">1000</text:span><text:span text:style-name="T479">,<text:s/></text:span><text:span text:style-name="T480">'</text:span><text:span text:style-name="T481">\n</text:span><text:span text:style-name="T482">'</text:span><text:span text:style-name="T483">);</text:span></text:p>
      <text:p text:style-name="P484"/>
      <text:p text:style-name="P485"><text:span text:style-name="T486"><text:s text:c="4"/></text:span><text:span text:style-name="T487">cout</text:span><text:span text:style-name="T488"><text:s/></text:span><text:span text:style-name="T489">&lt;&lt;</text:span><text:span text:style-name="T490"><text:s/></text:span><text:span text:style-name="T491">"Введите название книги: "</text:span><text:span text:style-name="T492">;</text:span></text:p>
      <text:p text:style-name="P493"><text:span text:style-name="T494"><text:s text:c="4"/></text:span><text:span text:style-name="T495">cin</text:span><text:span text:style-name="T496"><text:s/></text:span><text:span text:style-name="T497">&gt;&gt;</text:span><text:span text:style-name="T498"><text:s/></text:span><text:span text:style-name="T499">b</text:span><text:span text:style-name="T500">.</text:span><text:span text:style-name="T501">title</text:span><text:span text:style-name="T502">;</text:span></text:p>
      <text:p text:style-name="P503"/>
      <text:p text:style-name="P504"><text:span text:style-name="T505"><text:s text:c="4"/></text:span><text:span text:style-name="T506">cout</text:span><text:span text:style-name="T507"><text:s/></text:span><text:span text:style-name="T508">&lt;&lt;</text:span><text:span text:style-name="T509"><text:s/></text:span><text:span text:style-name="T510">"Введите автора: "</text:span><text:span text:style-name="T511">;</text:span></text:p>
      <text:p text:style-name="P512"><text:span text:style-name="T513"><text:s text:c="4"/></text:span><text:span text:style-name="T514">cin</text:span><text:span text:style-name="T515"><text:s/></text:span><text:span text:style-name="T516">&gt;&gt;</text:span><text:span text:style-name="T517"><text:s/></text:span><text:span text:style-name="T518">b</text:span><text:span text:style-name="T519">.</text:span><text:span text:style-name="T520">author</text:span><text:span text:style-name="T521">;</text:span></text:p>
      <text:p text:style-name="P522"/>
      <text:p text:style-name="P523"><text:span text:style-name="T524"><text:s text:c="4"/></text:span><text:span text:style-name="T525">cout</text:span><text:span text:style-name="T526"><text:s/></text:span><text:span text:style-name="T527">&lt;&lt;</text:span><text:span text:style-name="T528"><text:s/></text:span><text:span text:style-name="T529">"Год прочтения: "</text:span><text:span text:style-name="T530">;</text:span></text:p>
      <text:p text:style-name="P531"><text:span text:style-name="T532"><text:s text:c="4"/></text:span><text:span text:style-name="T533">cin</text:span><text:span text:style-name="T534"><text:s/></text:span><text:span text:style-name="T535">&gt;&gt;</text:span><text:span text:style-name="T536"><text:s/></text:span><text:span text:style-name="T537">b</text:span><text:span text:style-name="T538">.</text:span><text:span text:style-name="T539">year</text:span><text:span text:style-name="T540">;</text:span></text:p>
      <text:p text:style-name="P541"/>
      <text:p text:style-name="P542"><text:span text:style-name="T543"><text:s text:c="4"/></text:span><text:span text:style-name="T544">cout</text:span><text:span text:style-name="T545"><text:s/></text:span><text:span text:style-name="T546">&lt;&lt;</text:span><text:span text:style-name="T547"><text:s/></text:span><text:span text:style-name="T548">"</text:span><text:span text:style-name="T549">Ваша</text:span><text:span text:style-name="T550"><text:s/></text:span><text:span text:style-name="T551">оценка</text:span><text:span text:style-name="T552"><text:s/>(0-10): "</text:span><text:span text:style-name="T553">;</text:span></text:p>
      <text:p text:style-name="P554"><text:span text:style-name="T555"><text:s text:c="4"/></text:span><text:span text:style-name="T556">cin</text:span><text:span text:style-name="T557"><text:s/></text:span><text:span text:style-name="T558">&gt;&gt;</text:span><text:span text:style-name="T559"><text:s/></text:span><text:span text:style-name="T560">b</text:span><text:span text:style-name="T561">.</text:span><text:span text:style-name="T562">rating</text:span><text:span text:style-name="T563">;</text:span></text:p>
      <text:p text:style-name="P564"/>
      <text:p text:style-name="P565"><text:span text:style-name="T566"><text:s text:c="4"/></text:span><text:span text:style-name="T567">books</text:span><text:span text:style-name="T568">[</text:span><text:span text:style-name="T569">bookCount</text:span><text:span text:style-name="T570">]<text:s/></text:span><text:span text:style-name="T571">=</text:span><text:span text:style-name="T572"><text:s/></text:span><text:span text:style-name="T573">b</text:span><text:span text:style-name="T574">;</text:span></text:p>
      <text:p text:style-name="P575"><text:span text:style-name="T576"><text:s text:c="4"/></text:span><text:span text:style-name="T577">bookCount</text:span><text:span text:style-name="T578">++</text:span><text:span text:style-name="T579">;<text:s/></text:span></text:p>
      <text:p text:style-name="P580"><text:span text:style-name="T581"><text:s text:c="4"/></text:span><text:span text:style-name="T582">saveBookToFile</text:span><text:span text:style-name="T583">(</text:span><text:span text:style-name="T584">"book.txt"</text:span><text:span text:style-name="T585">,<text:s/></text:span><text:span text:style-name="T586">b</text:span><text:span text:style-name="T587">);</text:span></text:p>
      <text:p text:style-name="P588"/>
      <text:p text:style-name="P589"><text:span text:style-name="T590"><text:s text:c="4"/></text:span><text:span text:style-name="T591">cout</text:span><text:span text:style-name="T592"><text:s/></text:span><text:span text:style-name="T593">&lt;&lt;</text:span><text:span text:style-name="T594"><text:s/></text:span><text:span text:style-name="T595">"</text:span><text:span text:style-name="T596">Книга</text:span><text:span text:style-name="T597"><text:s/></text:span><text:span text:style-name="T598">добавлена</text:span><text:span text:style-name="T599">!</text:span><text:span text:style-name="T600">\n</text:span><text:span text:style-name="T601">"</text:span><text:span text:style-name="T602">;</text:span></text:p>
      <text:p text:style-name="P603">}</text:p>
      <text:p text:style-name="P604"/>
      <text:p text:style-name="P605"><text:span text:style-name="T606">void</text:span><text:span text:style-name="T607"><text:s/></text:span><text:span text:style-name="T608">showAllBooks</text:span><text:span text:style-name="T609">()</text:span></text:p>
      <text:p text:style-name="P610">{</text:p>
      <text:p text:style-name="P611"><text:span text:style-name="T612"><text:s text:c="4"/></text:span><text:span text:style-name="T613">if</text:span><text:span text:style-name="T614"><text:s/>(</text:span><text:span text:style-name="T615">bookCount</text:span><text:span text:style-name="T616"><text:s/></text:span><text:span text:style-name="T617">==</text:span><text:span text:style-name="T618"><text:s/></text:span><text:span text:style-name="T619">0</text:span><text:span text:style-name="T620">)</text:span></text:p>
      <text:p text:style-name="P621"><text:s text:c="4"/>{</text:p>
      <text:p text:style-name="P622"><text:span text:style-name="T623"><text:s text:c="8"/></text:span><text:span text:style-name="T624">cout</text:span><text:span text:style-name="T625"><text:s/></text:span><text:span text:style-name="T626">&lt;&lt;</text:span><text:span text:style-name="T627"><text:s/></text:span><text:span text:style-name="T628">"Нет данных о книгах.</text:span><text:span text:style-name="T629">\n</text:span><text:span text:style-name="T630">"</text:span><text:span text:style-name="T631">;</text:span></text:p>
      <text:p text:style-name="P632"><text:span text:style-name="T633"><text:s text:c="8"/></text:span><text:span text:style-name="T634">return</text:span><text:span text:style-name="T635">;</text:span></text:p>
      <text:p text:style-name="P636"><text:s text:c="4"/>}</text:p>
      <text:p text:style-name="P637"/>
      <text:p text:style-name="P638"><text:span text:style-name="T639"><text:s text:c="4"/></text:span><text:span text:style-name="T640">cout</text:span><text:span text:style-name="T641"><text:s/></text:span><text:span text:style-name="T642">&lt;&lt;</text:span><text:span text:style-name="T643"><text:s/></text:span><text:span text:style-name="T644">"</text:span><text:span text:style-name="T645">\n</text:span><text:span text:style-name="T646">---<text:s/></text:span><text:span text:style-name="T647">Все</text:span><text:span text:style-name="T648"><text:s/></text:span><text:span text:style-name="T649">книги</text:span><text:span text:style-name="T650"><text:s/>---</text:span><text:span text:style-name="T651">\n</text:span><text:span text:style-name="T652">"</text:span><text:span text:style-name="T653">;</text:span></text:p>
      <text:p text:style-name="P654"><text:span text:style-name="T655"><text:s text:c="4"/></text:span><text:span text:style-name="T656">cout</text:span><text:span text:style-name="T657"><text:s/></text:span><text:span text:style-name="T658">&lt;&lt;</text:span><text:span text:style-name="T659"><text:s/></text:span><text:span text:style-name="T660">left</text:span><text:span text:style-name="T661"><text:s/></text:span><text:span text:style-name="T662">&lt;&lt;</text:span><text:span text:style-name="T663"><text:s/></text:span><text:span text:style-name="T664">setw</text:span><text:span text:style-name="T665">(</text:span><text:span text:style-name="T666">30</text:span><text:span text:style-name="T667">)<text:s/></text:span><text:span text:style-name="T668">&lt;&lt;</text:span><text:span text:style-name="T669"><text:s/></text:span><text:span text:style-name="T670">"</text:span><text:span text:style-name="T671">Название</text:span><text:span text:style-name="T672">"</text:span><text:span text:style-name="T673"><text:s/></text:span></text:p>
      <text:p text:style-name="P674"><text:span text:style-name="T675"><text:s text:c="9"/></text:span><text:span text:style-name="T676">&lt;&lt;</text:span><text:span text:style-name="T677"><text:s/></text:span><text:span text:style-name="T678">setw</text:span><text:span text:style-name="T679">(</text:span><text:span text:style-name="T680">20</text:span><text:span text:style-name="T681">)<text:s/></text:span><text:span text:style-name="T682">&lt;&lt;</text:span><text:span text:style-name="T683"><text:s/></text:span><text:span text:style-name="T684">"</text:span><text:span text:style-name="T685">Автор</text:span><text:span text:style-name="T686">"</text:span></text:p>
      <text:p text:style-name="P687"><text:span text:style-name="T688"><text:s text:c="9"/></text:span><text:span text:style-name="T689">&lt;&lt;</text:span><text:span text:style-name="T690"><text:s/></text:span><text:span text:style-name="T691">setw</text:span><text:span text:style-name="T692">(</text:span><text:span text:style-name="T693">10</text:span><text:span text:style-name="T694">)<text:s/></text:span><text:span text:style-name="T695">&lt;&lt;</text:span><text:span text:style-name="T696"><text:s/></text:span><text:span text:style-name="T697">"Год"</text:span></text:p>
      <text:p text:style-name="P698"><text:span text:style-name="T699"><text:s text:c="9"/></text:span><text:span text:style-name="T700">&lt;&lt;</text:span><text:span text:style-name="T701"><text:s/></text:span><text:span text:style-name="T702">"Оценка</text:span><text:span text:style-name="T703">\n</text:span><text:span text:style-name="T704">"</text:span><text:span text:style-name="T705">;</text:span></text:p>
      <text:p text:style-name="P706"><text:span text:style-name="T707"><text:s text:c="4"/></text:span><text:span text:style-name="T708">cout</text:span><text:span text:style-name="T709"><text:s/></text:span><text:span text:style-name="T710">&lt;&lt;</text:span><text:span text:style-name="T711"><text:s/></text:span><text:span text:style-name="T712">"----------------------------------------------------</text:span><text:span text:style-name="T713">\n</text:span><text:span text:style-name="T714">"</text:span><text:span text:style-name="T715">;</text:span></text:p>
      <text:p text:style-name="P716"/>
      <text:p text:style-name="P717"><text:span text:style-name="T718"><text:s text:c="4"/></text:span><text:span text:style-name="T719">for</text:span><text:span text:style-name="T720"><text:s/>(</text:span><text:span text:style-name="T721">int</text:span><text:span text:style-name="T722"><text:s/></text:span><text:span text:style-name="T723">i</text:span><text:span text:style-name="T724"><text:s/></text:span><text:span text:style-name="T725">=</text:span><text:span text:style-name="T726"><text:s/></text:span><text:span text:style-name="T727">0</text:span><text:span text:style-name="T728">;<text:s/></text:span><text:span text:style-name="T729">i</text:span><text:span text:style-name="T730"><text:s/></text:span><text:span text:style-name="T731">&lt;</text:span><text:span text:style-name="T732"><text:s/></text:span><text:span text:style-name="T733">bookCount</text:span><text:span text:style-name="T734">;<text:s/></text:span><text:span text:style-name="T735">i</text:span><text:span text:style-name="T736">++</text:span><text:span text:style-name="T737">)</text:span></text:p>
      <text:p text:style-name="P738"><text:s text:c="4"/>{</text:p>
      <text:p text:style-name="P739"><text:span text:style-name="T740"><text:s text:c="8"/></text:span><text:span text:style-name="T741">cout</text:span><text:span text:style-name="T742"><text:s/></text:span><text:span text:style-name="T743">&lt;&lt;</text:span><text:span text:style-name="T744"><text:s/></text:span><text:span text:style-name="T745">left</text:span><text:span text:style-name="T746"><text:s/></text:span><text:span text:style-name="T747">&lt;&lt;</text:span><text:span text:style-name="T748"><text:s/></text:span><text:span text:style-name="T749">setw</text:span><text:span text:style-name="T750">(</text:span><text:span text:style-name="T751">30</text:span><text:span text:style-name="T752">)<text:s/></text:span><text:span text:style-name="T753">&lt;&lt;</text:span><text:span text:style-name="T754"><text:s/></text:span><text:span text:style-name="T755">books</text:span><text:span text:style-name="T756">[</text:span><text:span text:style-name="T757">i</text:span><text:span text:style-name="T758">].</text:span><text:span text:style-name="T759">title</text:span></text:p>
      <text:p text:style-name="P760"><text:span text:style-name="T761"><text:s text:c="13"/></text:span><text:span text:style-name="T762">&lt;&lt;</text:span><text:span text:style-name="T763"><text:s/></text:span><text:span text:style-name="T764">setw</text:span><text:span text:style-name="T765">(</text:span><text:span text:style-name="T766">20</text:span><text:span text:style-name="T767">)<text:s/></text:span><text:span text:style-name="T768">&lt;&lt;</text:span><text:span text:style-name="T769"><text:s/></text:span><text:span text:style-name="T770">books</text:span><text:span text:style-name="T771">[</text:span><text:span text:style-name="T772">i</text:span><text:span text:style-name="T773">].</text:span><text:span text:style-name="T774">author</text:span></text:p>
      <text:p text:style-name="P775"><text:span text:style-name="T776"><text:s text:c="13"/></text:span><text:span text:style-name="T777">&lt;&lt;</text:span><text:span text:style-name="T778"><text:s/></text:span><text:span text:style-name="T779">setw</text:span><text:span text:style-name="T780">(</text:span><text:span text:style-name="T781">10</text:span><text:span text:style-name="T782">)<text:s/></text:span><text:span text:style-name="T783">&lt;&lt;</text:span><text:span text:style-name="T784"><text:s/></text:span><text:span text:style-name="T785">books</text:span><text:span text:style-name="T786">[</text:span><text:span text:style-name="T787">i</text:span><text:span text:style-name="T788">].</text:span><text:span text:style-name="T789">year</text:span></text:p>
      <text:p text:style-name="P790"><text:span text:style-name="T791"><text:s text:c="13"/></text:span><text:span text:style-name="T792">&lt;&lt;</text:span><text:span text:style-name="T793"><text:s/></text:span><text:span text:style-name="T794">fixed</text:span><text:span text:style-name="T795"><text:s/></text:span><text:span text:style-name="T796">&lt;&lt;</text:span><text:span text:style-name="T797"><text:s/></text:span><text:span text:style-name="T798">setprecision</text:span><text:span text:style-name="T799">(</text:span><text:span text:style-name="T800">1</text:span><text:span text:style-name="T801">)<text:s/></text:span><text:span text:style-name="T802">&lt;&lt;</text:span><text:span text:style-name="T803"><text:s/></text:span><text:span text:style-name="T804">books</text:span><text:span text:style-name="T805">[</text:span><text:span text:style-name="T806">i</text:span><text:span text:style-name="T807">].</text:span><text:span text:style-name="T808">rating</text:span><text:span text:style-name="T809"><text:s/></text:span><text:span text:style-name="T810">&lt;&lt;</text:span><text:span text:style-name="T811"><text:s/></text:span><text:span text:style-name="T812">"/10</text:span><text:span text:style-name="T813">\n</text:span><text:span text:style-name="T814">"</text:span><text:span text:style-name="T815">;</text:span></text:p>
      <text:p text:style-name="P816"><text:s text:c="4"/>}</text:p>
      <text:p text:style-name="P817">}</text:p>
      <text:p text:style-name="P818"/>
      <text:p text:style-name="P819"><text:span text:style-name="T820">void</text:span><text:span text:style-name="T821"><text:s/></text:span><text:span text:style-name="T822">showStats</text:span><text:span text:style-name="T823">()</text:span></text:p>
      <text:p text:style-name="P824">{</text:p>
      <text:p text:style-name="P825"><text:span text:style-name="T826"><text:s text:c="4"/></text:span><text:span text:style-name="T827">if</text:span><text:span text:style-name="T828"><text:s/>(</text:span><text:span text:style-name="T829">bookCount</text:span><text:span text:style-name="T830"><text:s/></text:span><text:span text:style-name="T831">==</text:span><text:span text:style-name="T832"><text:s/></text:span><text:span text:style-name="T833">0</text:span><text:span text:style-name="T834">)</text:span></text:p>
      <text:p text:style-name="P835"><text:s text:c="4"/>{</text:p>
      <text:p text:style-name="P836"><text:span text:style-name="T837"><text:s text:c="8"/></text:span><text:span text:style-name="T838">cout</text:span><text:span text:style-name="T839"><text:s/></text:span><text:span text:style-name="T840">&lt;&lt;</text:span><text:span text:style-name="T841"><text:s/></text:span><text:span text:style-name="T842">"</text:span><text:span text:style-name="T843">Нет</text:span><text:span text:style-name="T844"><text:s/></text:span><text:span text:style-name="T845">данных</text:span><text:span text:style-name="T846"><text:s/></text:span><text:span text:style-name="T847">для</text:span><text:span text:style-name="T848"><text:s/></text:span><text:span text:style-name="T849">анализа</text:span><text:span text:style-name="T850">.</text:span><text:span text:style-name="T851">\n</text:span><text:span text:style-name="T852">"</text:span><text:span text:style-name="T853">;</text:span></text:p>
      <text:p text:style-name="P854"><text:span text:style-name="T855"><text:s text:c="8"/></text:span><text:span text:style-name="T856">return</text:span><text:span text:style-name="T857">;</text:span></text:p>
      <text:p text:style-name="P858"><text:s text:c="4"/>}</text:p>
      <text:p text:style-name="P859"/>
      <text:p text:style-name="P860"><text:span text:style-name="T861"><text:s text:c="4"/></text:span><text:span text:style-name="T862">float</text:span><text:span text:style-name="T863"><text:s/></text:span><text:span text:style-name="T864">totalRating</text:span><text:span text:style-name="T865"><text:s/></text:span><text:span text:style-name="T866">=</text:span><text:span text:style-name="T867"><text:s/></text:span><text:span text:style-name="T868">0</text:span><text:span text:style-name="T869">; <text:s text:c="10"/></text:span></text:p>
      <text:p text:style-name="P870"><text:span text:style-name="T871"><text:s text:c="4"/></text:span><text:span text:style-name="T872">float</text:span><text:span text:style-name="T873"><text:s/></text:span><text:span text:style-name="T874">maxRating</text:span><text:span text:style-name="T875"><text:s/></text:span><text:span text:style-name="T876">=</text:span><text:span text:style-name="T877"><text:s/></text:span><text:span text:style-name="T878">books</text:span><text:span text:style-name="T879">[</text:span><text:span text:style-name="T880">0</text:span><text:span text:style-name="T881">].</text:span><text:span text:style-name="T882">rating</text:span><text:span text:style-name="T883">;<text:s/></text:span></text:p>
      <text:p text:style-name="P884"><text:span text:style-name="T885"><text:s text:c="4"/></text:span><text:span text:style-name="T886">int</text:span><text:span text:style-name="T887"><text:s/></text:span><text:span text:style-name="T888">bestBookIndex</text:span><text:span text:style-name="T889"><text:s/></text:span><text:span text:style-name="T890">=</text:span><text:span text:style-name="T891"><text:s/></text:span><text:span text:style-name="T892">0</text:span><text:span text:style-name="T893">; <text:s text:c="10"/></text:span></text:p>
      <text:p text:style-name="P894"/>
      <text:p text:style-name="P895"><text:span text:style-name="T896"><text:s text:c="4"/></text:span><text:span text:style-name="T897">for</text:span><text:span text:style-name="T898"><text:s/>(</text:span><text:span text:style-name="T899">int</text:span><text:span text:style-name="T900"><text:s/></text:span><text:span text:style-name="T901">i</text:span><text:span text:style-name="T902"><text:s/></text:span><text:span text:style-name="T903">=</text:span><text:span text:style-name="T904"><text:s/></text:span><text:span text:style-name="T905">0</text:span><text:span text:style-name="T906">;<text:s/></text:span><text:span text:style-name="T907">i</text:span><text:span text:style-name="T908"><text:s/></text:span><text:span text:style-name="T909">&lt;</text:span><text:span text:style-name="T910"><text:s/></text:span><text:span text:style-name="T911">bookCount</text:span><text:span text:style-name="T912">;<text:s/></text:span><text:span text:style-name="T913">i</text:span><text:span text:style-name="T914">++</text:span><text:span text:style-name="T915">)</text:span></text:p>
      <text:p text:style-name="P916"><text:s text:c="4"/>{</text:p>
      <text:p text:style-name="P917"><text:span text:style-name="T918"><text:s text:c="8"/></text:span><text:span text:style-name="T919">totalRating</text:span><text:span text:style-name="T920"><text:s/></text:span><text:span text:style-name="T921">+=</text:span><text:span text:style-name="T922"><text:s/></text:span><text:span text:style-name="T923">books</text:span><text:span text:style-name="T924">[</text:span><text:span text:style-name="T925">i</text:span><text:span text:style-name="T926">].</text:span><text:span text:style-name="T927">rating</text:span><text:span text:style-name="T928">;</text:span></text:p>
      <text:p text:style-name="P929"/>
      <text:p text:style-name="P930"><text:span text:style-name="T931"><text:s text:c="8"/></text:span><text:span text:style-name="T932">if</text:span><text:span text:style-name="T933"><text:s/>(</text:span><text:span text:style-name="T934">books</text:span><text:span text:style-name="T935">[</text:span><text:span text:style-name="T936">i</text:span><text:span text:style-name="T937">].</text:span><text:span text:style-name="T938">rating</text:span><text:span text:style-name="T939"><text:s/></text:span><text:span text:style-name="T940">&gt;</text:span><text:span text:style-name="T941"><text:s/></text:span><text:span text:style-name="T942">maxRating</text:span><text:span text:style-name="T943">)</text:span></text:p>
      <text:p text:style-name="P944"><text:s text:c="8"/>{</text:p>
      <text:p text:style-name="P945"><text:span text:style-name="T946"><text:s text:c="12"/></text:span><text:span text:style-name="T947">maxRating</text:span><text:span text:style-name="T948"><text:s/></text:span><text:span text:style-name="T949">=</text:span><text:span text:style-name="T950"><text:s/></text:span><text:span text:style-name="T951">books</text:span><text:span text:style-name="T952">[</text:span><text:span text:style-name="T953">i</text:span><text:span text:style-name="T954">].</text:span><text:span text:style-name="T955">rating</text:span><text:span text:style-name="T956">;</text:span></text:p>
      <text:p text:style-name="P957"><text:span text:style-name="T958"><text:s text:c="12"/></text:span><text:span text:style-name="T959">bestBookIndex</text:span><text:span text:style-name="T960"><text:s/></text:span><text:span text:style-name="T961">=</text:span><text:span text:style-name="T962"><text:s/></text:span><text:span text:style-name="T963">i</text:span><text:span text:style-name="T964">;</text:span></text:p>
      <text:p text:style-name="P965"><text:s text:c="8"/>}</text:p>
      <text:p text:style-name="P966"><text:s text:c="4"/>}</text:p>
      <text:p text:style-name="P967"/>
      <text:p text:style-name="P968"><text:span text:style-name="T969"><text:s text:c="4"/></text:span><text:span text:style-name="T970">float</text:span><text:span text:style-name="T971"><text:s/></text:span><text:span text:style-name="T972">averageRating</text:span><text:span text:style-name="T973"><text:s/></text:span><text:span text:style-name="T974">=</text:span><text:span text:style-name="T975"><text:s/></text:span><text:span text:style-name="T976">totalRating</text:span><text:span text:style-name="T977"><text:s/></text:span><text:span text:style-name="T978">/</text:span><text:span text:style-name="T979"><text:s/></text:span><text:span text:style-name="T980">bookCount</text:span><text:span text:style-name="T981">;<text:s/></text:span></text:p>
      <text:p text:style-name="P982"/>
      <text:soft-page-break/>
      <text:p text:style-name="P983"><text:span text:style-name="T984"><text:s text:c="4"/></text:span><text:span text:style-name="T985">cout</text:span><text:span text:style-name="T986"><text:s/></text:span><text:span text:style-name="T987">&lt;&lt;</text:span><text:span text:style-name="T988"><text:s/></text:span><text:span text:style-name="T989">"</text:span><text:span text:style-name="T990">\n</text:span><text:span text:style-name="T991">---<text:s/></text:span><text:span text:style-name="T992">Статистика</text:span><text:span text:style-name="T993"><text:s/>---</text:span><text:span text:style-name="T994">\n</text:span><text:span text:style-name="T995">"</text:span><text:span text:style-name="T996">;</text:span></text:p>
      <text:p text:style-name="P997"><text:span text:style-name="T998"><text:s text:c="4"/></text:span><text:span text:style-name="T999">cout</text:span><text:span text:style-name="T1000"><text:s/></text:span><text:span text:style-name="T1001">&lt;&lt;</text:span><text:span text:style-name="T1002"><text:s/></text:span><text:span text:style-name="T1003">"Количество прочитанных книг: "</text:span><text:span text:style-name="T1004"><text:s/></text:span><text:span text:style-name="T1005">&lt;&lt;</text:span><text:span text:style-name="T1006"><text:s/></text:span><text:span text:style-name="T1007">bookCount</text:span><text:span text:style-name="T1008"><text:s/></text:span><text:span text:style-name="T1009">&lt;&lt;</text:span><text:span text:style-name="T1010"><text:s/></text:span><text:span text:style-name="T1011">"</text:span><text:span text:style-name="T1012">\n</text:span><text:span text:style-name="T1013">"</text:span><text:span text:style-name="T1014">;</text:span></text:p>
      <text:p text:style-name="P1015"><text:span text:style-name="T1016"><text:s text:c="4"/></text:span><text:span text:style-name="T1017">cout</text:span><text:span text:style-name="T1018"><text:s/></text:span><text:span text:style-name="T1019">&lt;&lt;</text:span><text:span text:style-name="T1020"><text:s/></text:span><text:span text:style-name="T1021">"</text:span><text:span text:style-name="T1022">Средняя</text:span><text:span text:style-name="T1023"><text:s/></text:span><text:span text:style-name="T1024">оценка</text:span><text:span text:style-name="T1025">: "</text:span><text:span text:style-name="T1026"><text:s/></text:span><text:span text:style-name="T1027">&lt;&lt;</text:span><text:span text:style-name="T1028"><text:s/></text:span><text:span text:style-name="T1029">fixed</text:span><text:span text:style-name="T1030"><text:s/></text:span><text:span text:style-name="T1031">&lt;&lt;</text:span><text:span text:style-name="T1032"><text:s/></text:span><text:span text:style-name="T1033">setprecision</text:span><text:span text:style-name="T1034">(</text:span><text:span text:style-name="T1035">2</text:span><text:span text:style-name="T1036">)<text:s/></text:span><text:span text:style-name="T1037">&lt;&lt;</text:span><text:span text:style-name="T1038"><text:s/></text:span><text:span text:style-name="T1039">averageRating</text:span><text:span text:style-name="T1040"><text:s/></text:span><text:span text:style-name="T1041">&lt;&lt;</text:span><text:span text:style-name="T1042"><text:s/></text:span><text:span text:style-name="T1043">"/10</text:span><text:span text:style-name="T1044">\n</text:span><text:span text:style-name="T1045">"</text:span><text:span text:style-name="T1046">;</text:span></text:p>
      <text:p text:style-name="P1047"><text:span text:style-name="T1048"><text:s text:c="4"/></text:span><text:span text:style-name="T1049">cout</text:span><text:span text:style-name="T1050"><text:s/></text:span><text:span text:style-name="T1051">&lt;&lt;</text:span><text:span text:style-name="T1052"><text:s/></text:span><text:span text:style-name="T1053">"</text:span><text:span text:style-name="T1054">Самая</text:span><text:span text:style-name="T1055"><text:s/></text:span><text:span text:style-name="T1056">высоко</text:span><text:span text:style-name="T1057"><text:s/></text:span><text:span text:style-name="T1058">оценённая</text:span><text:span text:style-name="T1059"><text:s/></text:span><text:span text:style-name="T1060">книга</text:span><text:span text:style-name="T1061">:<text:s/></text:span><text:span text:style-name="T1062">\"</text:span><text:span text:style-name="T1063">"</text:span><text:span text:style-name="T1064"><text:s/></text:span><text:span text:style-name="T1065">&lt;&lt;</text:span><text:span text:style-name="T1066"><text:s/></text:span><text:span text:style-name="T1067">books</text:span><text:span text:style-name="T1068">[</text:span><text:span text:style-name="T1069">bestBookIndex</text:span><text:span text:style-name="T1070">].</text:span><text:span text:style-name="T1071">title</text:span><text:span text:style-name="T1072"><text:s/></text:span></text:p>
      <text:p text:style-name="P1073"><text:span text:style-name="T1074"><text:s text:c="9"/></text:span><text:span text:style-name="T1075">&lt;&lt;</text:span><text:span text:style-name="T1076"><text:s/></text:span><text:span text:style-name="T1077">"</text:span><text:span text:style-name="T1078">\"</text:span><text:span text:style-name="T1079"><text:s/>("</text:span><text:span text:style-name="T1080"><text:s/></text:span><text:span text:style-name="T1081">&lt;&lt;</text:span><text:span text:style-name="T1082"><text:s/></text:span><text:span text:style-name="T1083">books</text:span><text:span text:style-name="T1084">[</text:span><text:span text:style-name="T1085">bestBookIndex</text:span><text:span text:style-name="T1086">].</text:span><text:span text:style-name="T1087">author</text:span><text:span text:style-name="T1088"><text:s/></text:span><text:span text:style-name="T1089">&lt;&lt;</text:span><text:span text:style-name="T1090"><text:s/></text:span><text:span text:style-name="T1091">") - "</text:span><text:span text:style-name="T1092"><text:s/></text:span></text:p>
      <text:p text:style-name="P1093"><text:span text:style-name="T1094"><text:s text:c="9"/></text:span><text:span text:style-name="T1095">&lt;&lt;</text:span><text:span text:style-name="T1096"><text:s/></text:span><text:span text:style-name="T1097">fixed</text:span><text:span text:style-name="T1098"><text:s/></text:span><text:span text:style-name="T1099">&lt;&lt;</text:span><text:span text:style-name="T1100"><text:s/></text:span><text:span text:style-name="T1101">setprecision</text:span><text:span text:style-name="T1102">(</text:span><text:span text:style-name="T1103">1</text:span><text:span text:style-name="T1104">)<text:s/></text:span><text:span text:style-name="T1105">&lt;&lt;</text:span><text:span text:style-name="T1106"><text:s/></text:span><text:span text:style-name="T1107">books</text:span><text:span text:style-name="T1108">[</text:span><text:span text:style-name="T1109">bestBookIndex</text:span><text:span text:style-name="T1110">].</text:span><text:span text:style-name="T1111">rating</text:span><text:span text:style-name="T1112"><text:s/></text:span><text:span text:style-name="T1113">&lt;&lt;</text:span><text:span text:style-name="T1114"><text:s/></text:span><text:span text:style-name="T1115">"/10</text:span><text:span text:style-name="T1116">\n</text:span><text:span text:style-name="T1117">"</text:span><text:span text:style-name="T1118">;</text:span></text:p>
      <text:p text:style-name="P1119">}</text:p>
      <text:p text:style-name="P1120"/>
      <text:p text:style-name="P1121"><text:span text:style-name="T1122">void</text:span><text:span text:style-name="T1123"><text:s/></text:span><text:span text:style-name="T1124">showMenu</text:span><text:span text:style-name="T1125">()</text:span></text:p>
      <text:p text:style-name="P1126">{</text:p>
      <text:p text:style-name="P1127"><text:span text:style-name="T1128"><text:s text:c="4"/></text:span><text:span text:style-name="T1129">cout</text:span><text:span text:style-name="T1130"><text:s/></text:span><text:span text:style-name="T1131">&lt;&lt;</text:span><text:span text:style-name="T1132"><text:s/></text:span><text:span text:style-name="T1133">"</text:span><text:span text:style-name="T1134">\n</text:span><text:span text:style-name="T1135">===<text:s/></text:span><text:span text:style-name="T1136">Трекер</text:span><text:span text:style-name="T1137"><text:s/></text:span><text:span text:style-name="T1138">книг</text:span><text:span text:style-name="T1139"><text:s/>===</text:span><text:span text:style-name="T1140">\n</text:span><text:span text:style-name="T1141">"</text:span><text:span text:style-name="T1142">;</text:span></text:p>
      <text:p text:style-name="P1143"><text:span text:style-name="T1144"><text:s text:c="4"/></text:span><text:span text:style-name="T1145">cout</text:span><text:span text:style-name="T1146"><text:s/></text:span><text:span text:style-name="T1147">&lt;&lt;</text:span><text:span text:style-name="T1148"><text:s/></text:span><text:span text:style-name="T1149">"1. Добавить книгу</text:span><text:span text:style-name="T1150">\n</text:span><text:span text:style-name="T1151">"</text:span><text:span text:style-name="T1152">;</text:span></text:p>
      <text:p text:style-name="P1153"><text:span text:style-name="T1154"><text:s text:c="4"/></text:span><text:span text:style-name="T1155">cout</text:span><text:span text:style-name="T1156"><text:s/></text:span><text:span text:style-name="T1157">&lt;&lt;</text:span><text:span text:style-name="T1158"><text:s/></text:span><text:span text:style-name="T1159">"2. Показать все книги</text:span><text:span text:style-name="T1160">\n</text:span><text:span text:style-name="T1161">"</text:span><text:span text:style-name="T1162">;</text:span></text:p>
      <text:p text:style-name="P1163"><text:span text:style-name="T1164"><text:s text:c="4"/></text:span><text:span text:style-name="T1165">cout</text:span><text:span text:style-name="T1166"><text:s/></text:span><text:span text:style-name="T1167">&lt;&lt;</text:span><text:span text:style-name="T1168"><text:s/></text:span><text:span text:style-name="T1169">"3. Показать статистику</text:span><text:span text:style-name="T1170">\n</text:span><text:span text:style-name="T1171">"</text:span><text:span text:style-name="T1172">;</text:span></text:p>
      <text:p text:style-name="P1173"><text:span text:style-name="T1174"><text:s text:c="4"/></text:span><text:span text:style-name="T1175">cout</text:span><text:span text:style-name="T1176"><text:s/></text:span><text:span text:style-name="T1177">&lt;&lt;</text:span><text:span text:style-name="T1178"><text:s/></text:span><text:span text:style-name="T1179">"4. Выход</text:span><text:span text:style-name="T1180">\n</text:span><text:span text:style-name="T1181">"</text:span><text:span text:style-name="T1182">;</text:span></text:p>
      <text:p text:style-name="P1183"><text:span text:style-name="T1184"><text:s text:c="4"/></text:span><text:span text:style-name="T1185">cout</text:span><text:span text:style-name="T1186"><text:s/></text:span><text:span text:style-name="T1187">&lt;&lt;</text:span><text:span text:style-name="T1188"><text:s/></text:span><text:span text:style-name="T1189">"</text:span><text:span text:style-name="T1190">Выберите</text:span><text:span text:style-name="T1191"><text:s/></text:span><text:span text:style-name="T1192">пункт</text:span><text:span text:style-name="T1193">: "</text:span><text:span text:style-name="T1194">;</text:span></text:p>
      <text:p text:style-name="P1195">}</text:p>
      <text:p text:style-name="P1196"/>
      <text:p text:style-name="P1197"><text:span text:style-name="T1198">int</text:span><text:span text:style-name="T1199"><text:s/></text:span><text:span text:style-name="T1200">main</text:span><text:span text:style-name="T1201">()</text:span></text:p>
      <text:p text:style-name="P1202">{</text:p>
      <text:p text:style-name="P1203"><text:span text:style-name="T1204"><text:s text:c="4"/></text:span><text:span text:style-name="T1205">bookCount</text:span><text:span text:style-name="T1206"><text:s/></text:span><text:span text:style-name="T1207">=</text:span><text:span text:style-name="T1208"><text:s/></text:span><text:span text:style-name="T1209">0</text:span><text:span text:style-name="T1210">;</text:span></text:p>
      <text:p text:style-name="P1211"><text:s text:c="4"/></text:p>
      <text:p text:style-name="P1212"><text:span text:style-name="T1213"><text:s text:c="4"/></text:span><text:span text:style-name="T1214">loadBooks</text:span><text:span text:style-name="T1215">(</text:span><text:span text:style-name="T1216">"book.txt"</text:span><text:span text:style-name="T1217">);<text:s/></text:span></text:p>
      <text:p text:style-name="P1218"/>
      <text:p text:style-name="P1219"><text:span text:style-name="T1220"><text:s text:c="4"/></text:span><text:span text:style-name="T1221">int</text:span><text:span text:style-name="T1222"><text:s/></text:span><text:span text:style-name="T1223">choice</text:span><text:span text:style-name="T1224">;<text:s/></text:span></text:p>
      <text:p text:style-name="P1225"/>
      <text:p text:style-name="P1226"><text:span text:style-name="T1227"><text:s text:c="4"/></text:span><text:span text:style-name="T1228">do</text:span></text:p>
      <text:p text:style-name="P1229"><text:s text:c="4"/>{</text:p>
      <text:p text:style-name="P1230"><text:span text:style-name="T1231"><text:s text:c="8"/></text:span><text:span text:style-name="T1232">showMenu</text:span><text:span text:style-name="T1233">(); <text:s text:c="3"/></text:span></text:p>
      <text:p text:style-name="P1234"><text:span text:style-name="T1235"><text:s text:c="8"/></text:span><text:span text:style-name="T1236">cin</text:span><text:span text:style-name="T1237"><text:s/></text:span><text:span text:style-name="T1238">&gt;&gt;</text:span><text:span text:style-name="T1239"><text:s/></text:span><text:span text:style-name="T1240">choice</text:span><text:span text:style-name="T1241">;<text:s/></text:span></text:p>
      <text:p text:style-name="P1242"/>
      <text:p text:style-name="P1243"><text:span text:style-name="T1244"><text:s text:c="8"/></text:span><text:span text:style-name="T1245">switch</text:span><text:span text:style-name="T1246"><text:s/>(</text:span><text:span text:style-name="T1247">choice</text:span><text:span text:style-name="T1248">)</text:span></text:p>
      <text:p text:style-name="P1249"><text:s text:c="8"/>{</text:p>
      <text:p text:style-name="P1250"><text:span text:style-name="T1251"><text:s text:c="8"/></text:span><text:span text:style-name="T1252">case</text:span><text:span text:style-name="T1253"><text:s/></text:span><text:span text:style-name="T1254">1</text:span><text:span text:style-name="T1255">:</text:span></text:p>
      <text:p text:style-name="P1256"><text:span text:style-name="T1257"><text:s text:c="12"/></text:span><text:span text:style-name="T1258">addBook</text:span><text:span text:style-name="T1259">();<text:s/></text:span></text:p>
      <text:p text:style-name="P1260"><text:span text:style-name="T1261"><text:s text:c="12"/></text:span><text:span text:style-name="T1262">break</text:span><text:span text:style-name="T1263">;</text:span></text:p>
      <text:p text:style-name="P1264"><text:span text:style-name="T1265"><text:s text:c="8"/></text:span><text:span text:style-name="T1266">case</text:span><text:span text:style-name="T1267"><text:s/></text:span><text:span text:style-name="T1268">2</text:span><text:span text:style-name="T1269">:</text:span></text:p>
      <text:p text:style-name="P1270"><text:span text:style-name="T1271"><text:s text:c="12"/></text:span><text:span text:style-name="T1272">showAllBooks</text:span><text:span text:style-name="T1273">();<text:s/></text:span></text:p>
      <text:p text:style-name="P1274"><text:span text:style-name="T1275"><text:s text:c="12"/></text:span><text:span text:style-name="T1276">break</text:span><text:span text:style-name="T1277">;</text:span></text:p>
      <text:p text:style-name="P1278"><text:span text:style-name="T1279"><text:s text:c="8"/></text:span><text:span text:style-name="T1280">case</text:span><text:span text:style-name="T1281"><text:s/></text:span><text:span text:style-name="T1282">3</text:span><text:span text:style-name="T1283">:</text:span></text:p>
      <text:p text:style-name="P1284"><text:span text:style-name="T1285"><text:s text:c="12"/></text:span><text:span text:style-name="T1286">showStats</text:span><text:span text:style-name="T1287">();<text:s/></text:span></text:p>
      <text:p text:style-name="P1288"><text:span text:style-name="T1289"><text:s text:c="12"/></text:span><text:span text:style-name="T1290">break</text:span><text:span text:style-name="T1291">;</text:span></text:p>
      <text:p text:style-name="P1292"><text:span text:style-name="T1293"><text:s text:c="8"/></text:span><text:span text:style-name="T1294">case</text:span><text:span text:style-name="T1295"><text:s/></text:span><text:span text:style-name="T1296">4</text:span><text:span text:style-name="T1297">:</text:span></text:p>
      <text:p text:style-name="P1298"><text:span text:style-name="T1299"><text:s text:c="12"/></text:span><text:span text:style-name="T1300">cout</text:span><text:span text:style-name="T1301"><text:s/></text:span><text:span text:style-name="T1302">&lt;&lt;</text:span><text:span text:style-name="T1303"><text:s/></text:span><text:span text:style-name="T1304">"Выход из программы.</text:span><text:span text:style-name="T1305">\n</text:span><text:span text:style-name="T1306">"</text:span><text:span text:style-name="T1307">;<text:s/></text:span></text:p>
      <text:p text:style-name="P1308"><text:span text:style-name="T1309"><text:s text:c="12"/></text:span><text:span text:style-name="T1310">break</text:span><text:span text:style-name="T1311">;</text:span></text:p>
      <text:p text:style-name="P1312"><text:span text:style-name="T1313"><text:s text:c="8"/></text:span><text:span text:style-name="T1314">default</text:span><text:span text:style-name="T1315">:</text:span></text:p>
      <text:p text:style-name="P1316"><text:span text:style-name="T1317"><text:s text:c="12"/></text:span><text:span text:style-name="T1318">cout</text:span><text:span text:style-name="T1319"><text:s/></text:span><text:span text:style-name="T1320">&lt;&lt;</text:span><text:span text:style-name="T1321"><text:s/></text:span><text:span text:style-name="T1322">"Неверный выбор.</text:span><text:span text:style-name="T1323">\n</text:span><text:span text:style-name="T1324">"</text:span><text:span text:style-name="T1325">;</text:span></text:p>
      <text:p text:style-name="P1326"><text:span text:style-name="T1327"><text:s text:c="12"/></text:span><text:span text:style-name="T1328">cin</text:span><text:span text:style-name="T1329">.</text:span><text:span text:style-name="T1330">clear</text:span><text:span text:style-name="T1331">();<text:s/></text:span></text:p>
      <text:p text:style-name="P1332"><text:span text:style-name="T1333"><text:s text:c="12"/></text:span><text:span text:style-name="T1334">cin</text:span><text:span text:style-name="T1335">.</text:span><text:span text:style-name="T1336">ignore</text:span><text:span text:style-name="T1337">(</text:span><text:span text:style-name="T1338">1000</text:span><text:span text:style-name="T1339">,<text:s/></text:span><text:span text:style-name="T1340">'</text:span><text:span text:style-name="T1341">\n</text:span><text:span text:style-name="T1342">'</text:span><text:span text:style-name="T1343">);<text:s/></text:span></text:p>
      <text:p text:style-name="P1344"><text:span text:style-name="T1345"><text:s text:c="8"/></text:span><text:span text:style-name="T1346">}</text:span></text:p>
      <text:p text:style-name="P1347"/>
      <text:p text:style-name="P1348"><text:span text:style-name="T1349"><text:s text:c="4"/>}<text:s/></text:span><text:span text:style-name="T1350">while</text:span><text:span text:style-name="T1351"><text:s/>(</text:span><text:span text:style-name="T1352">choice</text:span><text:span text:style-name="T1353"><text:s/></text:span><text:span text:style-name="T1354">!=</text:span><text:span text:style-name="T1355"><text:s/></text:span><text:span text:style-name="T1356">4</text:span><text:span text:style-name="T1357">);<text:s/></text:span></text:p>
      <text:p text:style-name="P1358"/>
      <text:soft-page-break/>
      <text:p text:style-name="P1359"><text:span text:style-name="T1360"><text:s text:c="4"/></text:span><text:span text:style-name="T1361">return</text:span><text:span text:style-name="T1362"><text:s/></text:span><text:span text:style-name="T1363">0</text:span><text:span text:style-name="T1364">;<text:s/></text:span></text:p>
      <text:p text:style-name="P1365">}</text:p>
      <text:p text:style-name="P1366"/>
      <text:p text:style-name="Standard"><text:span text:style-name="T1367">4.<text:s/></text:span><text:span text:style-name="T1368">C</text:span><text:span text:style-name="T1369">сылка на реп</text:span><text:span text:style-name="T1370">о</text:span><text:span text:style-name="T1371">зиторий:</text:span><text:s/><text:span text:style-name="T1372">https://github.com/ganniieva/lab_1</text:span></text:p>
      <text:p text:style-name="P1373">5. Вывод:</text:p>
      <text:p text:style-name="p1"><text:s text:c="3"/><text:span text:style-name="T1374">Написала программу на C++, вспомнила синтаксис<text:s/></text:span><text:span text:style-name="T1375">C</text:span><text:span text:style-name="T1376">++, использовал</text:span><text:span text:style-name="T1377">а структуры, массивы структур, ветвление, работала с файлами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1" style:display-name="p1" style:family="paragraph" style:parent-style-name="Обычный">
      <style:paragraph-properties style:vertical-align="auto"/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apple-converted-space" style:display-name="apple-converted-space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s1" style:display-name="s1" style:family="text" style:parent-style-name="Основнойшрифтабзаца">
      <style:text-properties style:font-name="Times New Roman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Милана Ганиева</dc:creator>
    <meta:creation-date>2025-10-08T10:41:00Z</meta:creation-date>
    <dc:date>2025-10-22T07:49:00Z</dc:date>
    <meta:template xlink:href="Normal" xlink:type="simple"/>
    <meta:editing-cycles>7</meta:editing-cycles>
    <meta:editing-duration>PT1200S</meta:editing-duration>
    <meta:document-statistic meta:page-count="6" meta:paragraph-count="11" meta:word-count="877" meta:character-count="5868" meta:row-count="41" meta:non-whitespace-character-count="5002"/>
  </office:meta>
</office:document-meta>
</file>